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42b" officeooo:paragraph-rsid="0011e4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text:p>
      <text:p text:style-name="P1">El 28 de septiembre de 2010, algunos miembros del proyecto OpenOffice.org formaron un nuevo grupo llamado The Document Foundation, publicando una bifurcación de OpenOffice.org a la que llamaron LibreOffice. La bifurcación fue creada ante los temores de que Oracle Corporation, después de comprar a Sun Microsystems descontinuara la suite, como hizo con OpenSolaris. Se esperaba que el nombre «LibreOffice» fuera provisional, puesto que Oracle fue invitada a convertirse en miembro de The Document Foundation y se le pidió que donara la marca OpenOffice.org al proyecto.</text:p>
      <text:p text:style-name="P1">Oracle, en lugar de ello, rechazó el proyecto y exigió a todos los miembros del directorio de OpenOffice.org involucrados que renunciaran, alegando un conflicto de intereses. A finales de octubre de 2010, 33 voluntarios alemanes, no involucrados con el desarrollo, dejaron OpenOffice.org y se trasladaron a The Document Foundation para apoyar a LibreOffice.</text:p>
      <text:p text:style-name="P1">The Document Foundation recibió apoyo de parte de la antigua comunidad de OpenOffice.org, incluyendo a las empresas Novell, Red Hat, Canonical y Google. El objetivo es producir una suite ofimática independiente de cualquier proveedor, compatible con el formato de archivo OpenDocument (norma ISO) y sin ninguna obligación de atribución de la autoría del código a Sun u Oracle.</text:p>
      <text:p text:style-name="P1">Oracle anunció que abandonaba OpenOffice, cediéndolo a la Apache Software Foundation.</text:p>
      <text:p text:style-name="P1">En el ínterin surgió el proyecto Go-oo, que era una versión adaptada a partir de OpenOffice.org con algunas modificaciones y gestionada por Novell y otras empresas y utilizada como base en casi todas las distribuciones de GNU/Linux. Sin embargo, el Proyecto Go-oo fue descontinuado a favor de LibreOffice y las mejoras que este proyecto realizó ahora están fusionadas en LibreOffice. Asimismo, se esperaba que otros proyectos se unieran también a LibreOffice.</text:p>
      <text:p text:style-name="P1">'The Document Foundation' se dirige a lanzar nuevas versiones de LibreOffice a un ritmo de una cada seis meses, y a alinearse, con el tiempo, con el calendario de publicación de nuevas versiones en marzo y septiembre de la mayoría del ecosistema del software libre. Uno de los objetivos de los desarrolladores de LibreOffice es la eliminación de código no utilizado, como señaló Michael Meeks, miembro del directorio de 'The Document Foundation' y, anteriormente, desarrollador de OpenOffice.org. Desde septiembre hasta diciembre de 2011 se ha eliminado más de la mitad del código fuente que se sabe no utilizado en la su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09:38:01.684000000</meta:creation-date>
    <dc:date>2016-02-25T09:38:30.690000000</dc:date>
    <meta:editing-duration>P0D</meta:editing-duration>
    <meta:editing-cycles>1</meta:editing-cycles>
    <meta:document-statistic meta:table-count="0" meta:image-count="0" meta:object-count="0" meta:page-count="1" meta:paragraph-count="7" meta:word-count="380" meta:character-count="2482" meta:non-whitespace-character-count="2109"/>
    <meta:generator>LibreOffice/4.2.4.2$Windows_x86 LibreOffice_project/63150712c6d317d27ce2db16eb94c2f3d7b699f8</meta:generator>
  </office:meta>
</office:document-meta>
</file>